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10ed5"/>
    </style:style>
    <style:style style:name="P2" style:family="paragraph" style:parent-style-name="Standard">
      <style:text-properties officeooo:paragraph-rsid="0002de2f"/>
    </style:style>
    <style:style style:name="T1" style:family="text">
      <style:text-properties officeooo:rsid="00010ed5"/>
    </style:style>
    <style:style style:name="T2" style:family="text">
      <style:text-properties officeooo:rsid="0002de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This document is about trying to find Marie. <text:s/></text:span></text:p>
      <text:p text:style-name="P2"><text:span text:style-name="T2"/></text:p>
      <text:p text:style-name="P1"><text:span text:style-name="T1">Difference between:</text:span></text:p>
      <text:p text:style-name="P1"><text:span text:style-name="T1"/></text:p>
      <text:p text:style-name="P1"><text:span text:style-name="T1">pg. 217</text:span></text:p>
      <text:p text:style-name="P1"><text:span text:style-name="T1">July 16, 1927</text:span></text:p>
      <text:p text:style-name="P1"><text:span text:style-name="T1">69 Wall Street letter.</text:span></text:p>
      <text:p text:style-name="P1"><text:span text:style-name="T1">Employ Detective agency to search all over the US for Marie.</text:span></text:p>
      <text:p text:style-name="P1"><text:span text:style-name="T1">Patiently awaiting news of her. <text:s/></text:span></text:p>
      <text:p text:style-name="P1"><text:span text:style-name="T1">Believe she is still alive.</text:span></text:p>
      <text:p text:style-name="P1"><text:span text:style-name="T1"/></text:p>
      <text:p text:style-name="P1"><text:span text:style-name="T1">Planets on this day (NYC noon):</text:span></text:p>
      <text:p text:style-name="P1"><text:span text:style-name="T1">G.Moon: 317.753</text:span></text:p>
      <text:p text:style-name="P1"><text:span text:style-name="T1">G.Mercury: 118.48</text:span></text:p>
      <text:p text:style-name="P1"><text:span text:style-name="T1">G.Venus: 157.791</text:span></text:p>
      <text:p text:style-name="P1"><text:span text:style-name="T1">G.Sun: 113.155</text:span></text:p>
      <text:p text:style-name="P1"><text:span text:style-name="T1">G.Mars: 144.651</text:span></text:p>
      <text:p text:style-name="P1"><text:span text:style-name="T1">G.Jupiter: 3.421</text:span></text:p>
      <text:p text:style-name="P1"><text:span text:style-name="T1">G.Saturn: 241.342</text:span></text:p>
      <text:p text:style-name="P1"><text:span text:style-name="T1">G.TrueNorthNode: 87.765</text:span></text:p>
      <text:p text:style-name="P1"><text:span text:style-name="T1">G.Uranus: 3.393</text:span></text:p>
      <text:p text:style-name="P1"><text:span text:style-name="T1">G.Neptune: 145.479</text:span></text:p>
      <text:p text:style-name="P1"><text:span text:style-name="T1"/></text:p>
      <text:p text:style-name="P1"><text:span text:style-name="T1">H.Mercury: 286.337</text:span></text:p>
      <text:p text:style-name="P1"><text:span text:style-name="T1">H.Venus: 258.325</text:span></text:p>
      <text:p text:style-name="P1"><text:span text:style-name="T1">H.Earth: 293.155</text:span></text:p>
      <text:p text:style-name="P1"><text:span text:style-name="T1">H.Mars: 163.27</text:span></text:p>
      <text:p text:style-name="P1"><text:span text:style-name="T1">H.Jupiter: 352.316</text:span></text:p>
      <text:p text:style-name="P1"><text:span text:style-name="T1">H.Saturn: 245.93</text:span></text:p>
      <text:p text:style-name="P1"><text:span text:style-name="T1">H.Uranus: 0.663</text:span></text:p>
      <text:p text:style-name="P1"><text:span text:style-name="T1">H.Neptune: 146.513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4-02T20:55:54</meta:creation-date>
    <dc:date>2014-04-04T00:06:15</dc:date>
    <dc:creator>Ryan </dc:creator>
    <meta:editing-duration>P1DT3H5M47S</meta:editing-duration>
    <meta:editing-cycles>2</meta:editing-cycles>
    <meta:generator>LibreOffice/3.6$Linux_X86_64 LibreOffice_project/360m1$Build-304</meta:generator>
    <meta:document-statistic meta:table-count="0" meta:image-count="0" meta:object-count="0" meta:page-count="1" meta:paragraph-count="27" meta:word-count="82" meta:character-count="555" meta:non-whitespace-character-count="496"/>
  </office:meta>
</office:document-meta>
</file>